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1in"/>
    </style:style>
    <style:style style:name="co2" style:family="table-column">
      <style:table-column-properties fo:break-before="auto" style:column-width="2.8516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7071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811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table:number-columns-repeated="2"/>
          <table:table-cell office:value-type="string" calcext:value-type="string">
            <text:p>no. party</text:p>
          </table:table-cell>
          <table:table-cell table:style-name="Default" office:value-type="string" calcext:value-type="string">
            <text:p>failiure probability </text:p>
          </table:table-cell>
          <table:table-cell table:style-name="ce2" office:value-type="string" calcext:value-type="string">
            <text:p>memory usage (GB)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/>
          <table:table-cell office:value-type="string" calcext:value-type="string">
            <text:p>FLGeometricDistributionEXP_GC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GeometricDistributionEXP_BGMW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GeometricDistributionEXP_BMR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FLGeometricDistributionEXP_BGMW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GeometricDistributionEXP_BMR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office:value-type="string" calcext:value-type="string">
            <text:p>126+5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FLDiscreteLaplaceDistribution_GC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GMW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ce reach 126+52, reason unknown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MR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string" calcext:value-type="string">
            <text:p>126+26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GMW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nce reach 126+52, reason unknown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MR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mory overflow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FLDiscreteGaussianDistributionEXP_G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20)</text:p>
          </table:table-cell>
          <table:table-cell table:style-name="Default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DiscreteGaussianDistributionEXP_BGM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20)</text:p>
          </table:table-cell>
          <table:table-cell table:style-name="Default"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DiscreteGaussianDistributionEXP_BM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20)</text:p>
          </table:table-cell>
          <table:table-cell table:style-name="Default" office:value-type="string" calcext:value-type="string">
            <text:p>126+39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FLDiscreteGaussianDistributionEXP_BGM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20)</text:p>
          </table:table-cell>
          <table:table-cell table:style-name="Default" office:value-type="float" office:value="105" calcext:value-type="float">
            <text:p>105</text:p>
          </table:table-cell>
          <table:table-cell office:value-type="string" calcext:value-type="string">
            <text:p>memory may overflow</text:p>
          </table:table-cell>
        </table:table-row>
        <table:table-row table:style-name="ro1">
          <table:table-cell/>
          <table:table-cell office:value-type="string" calcext:value-type="string">
            <text:p>FLDiscreteGaussianDistributionEXP_BM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2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mory overflow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FLSymmetricBinomialDistribution_G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table:style-name="Default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SymmetricBinomialDistribution_BGM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table:style-name="Default"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SymmetricBinomialDistribution_BM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table:style-name="Default" office:value-type="string" calcext:value-type="string">
            <text:p>126+12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FLSymmetricBinomialDistribution_BGM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table:style-name="Default"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SymmetricBinomialDistribution_BM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13:18:44.107175645</meta:creation-date>
    <dc:date>2022-12-04T17:03:06.953242824</dc:date>
    <meta:editing-duration>PT2H53M34S</meta:editing-duration>
    <meta:editing-cycles>36</meta:editing-cycles>
    <meta:generator>LibreOffice/7.3.7.2$Linux_X86_64 LibreOffice_project/30$Build-2</meta:generator>
    <meta:document-statistic meta:table-count="1" meta:cell-count="88" meta:object-count="0"/>
  </office:meta>
</office:document-meta>
</file>